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none" draw:fill="solid" draw:fill-color="#1b1918" draw:shadow="hidden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solid" draw:fill-color="#1b1918"/>
    </style:style>
  </office:automatic-styles>
  <office:body>
    <office:drawing>
      <draw:page draw:name="page1" draw:style-name="dp1" draw:master-page-name="PM0">
        <draw:g>
          <draw:polygon draw:style-name="gr1" draw:text-style-name="P1" draw:layer="layout" svg:width="5.08cm" svg:height="2.135cm" svg:x="7.704cm" svg:y="11.933cm" svg:viewBox="0 0 5081 2136" draw:points="3676,731 5081,2136 4361,2136 3316,1091 2914,1493 3556,2136 2836,2136 2554,1854 2272,2136 1525,2136 2180,1480 1791,1091 746,2136 0,2136 1778,357 1854,433 2540,1120 3660,0 4034,373">
            <text:p/>
          </draw:polygon>
          <draw:path draw:style-name="gr2" draw:text-style-name="P2" draw:layer="layout" svg:width="5.079cm" svg:height="0.388cm" svg:x="7.704cm" svg:y="14.204cm" svg:viewBox="0 0 5080 389" svg:d="M444 385h-69v-325l-120 325h-66l-121-323v323h-68v-385h117l103 286h3l101-286h120zM444 385zM1151 65h-112v320h-74v-320h-110v-65h296zM1151 65zM1525 299c0 3 0 8 0 13 0 31-12 53-36 64-18 9-45 13-81 13-54 0-90-11-106-32-14-18-22-55-22-112 0-50 8-84 23-102 17-21 50-32 98-32 56 0 91 12 107 36 11 18 17 56 17 115h-181c0 32 3 53 8 61 8 13 27 19 57 19 17 0 29-2 36-6 11-6 17-19 17-37zM1525 299zM1463 222c0-26-4-45-11-52-7-8-23-12-49-12-24 0-40 4-48 13-7 8-11 26-11 51zM1463 222zM1950 283c0 42-8 70-25 84-16 15-48 22-96 22-46 0-78-10-95-29-18-19-26-52-26-99 0-54 6-92 19-111 17-25 51-38 101-38 47 0 79 7 95 20 16 14 24 40 24 79h-61c0-22-4-36-12-41-9-6-24-8-47-8-25 0-40 5-46 17s-9 40-9 82c0 29 3 48 7 56 7 15 24 22 49 22s41-3 49-10c7-6 11-22 11-46zM1950 283zM2370 385h-64v-167c0-21-3-36-9-44-7-9-20-14-41-14-24 0-40 6-49 17s-14 30-14 54v154h-64v-385h64l1 155c10-18 21-30 32-36 12-6 28-9 49-9 33 0 58 7 73 21s22 37 22 71zM2370 385zM3258 385h-69v-325l-120 325h-66l-122-323v323h-68v-385h118l103 286h3l101-286h120zM3258 385zM3703 241c0 60-7 98-21 117-16 20-52 31-106 31-52 0-87-12-104-36-13-18-20-54-20-105 0-55 9-91 25-110 16-18 51-27 105-27 46 0 78 9 94 25 18 17 27 52 27 105zM3703 241zM3639 242c0-34-3-57-10-67-7-9-23-14-48-14-29 0-46 5-53 14-7 10-11 34-11 71 0 43 3 69 9 79s24 15 52 15c26 0 43-4 49-14 8-12 12-40 12-84zM3639 242zM4136 246c0 50-5 84-14 103-15 26-44 39-89 39-21 0-38-3-49-9-12-6-24-17-34-34l2 40h-64v-385h64v151h2c8-15 18-26 31-31 12-6 28-9 46-9 44 0 74 11 88 34 12 19 17 53 17 101zM4136 246zM4073 255c0-36-3-60-9-72-8-15-25-22-51-22s-43 8-51 24c-6 12-9 36-9 70 0 31 3 51 8 60 8 15 26 22 54 22 25 0 42-6 49-20 6-11 9-31 9-62zM4073 255zM4385 55h-62v-55h62zM4385 55zM4385 385h-62v-270h62zM4385 385zM4646 385h-65v-385h65zM4646 385zM5079 299c0 3 1 8 1 13 0 31-12 53-37 64-17 9-44 13-80 13-55 0-90-11-107-32-14-18-21-55-21-112 0-50 8-84 22-102 18-21 51-32 99-32 55 0 91 12 106 36 12 18 17 56 17 115h-181c0 32 3 53 9 61 8 13 27 19 57 19 17 0 29-2 36-6 11-6 16-19 16-37zM5079 299zM5017 222c0-26-3-45-10-52-7-8-23-12-50-12-24 0-39 4-47 13-8 8-12 26-12 51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5f_0" draw:display-name="Gradient_0" draw:style="linear" draw:start-color="#d81c18" draw:end-color="#db2f29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3"/>
    <meta:generator>LibreOffice/6.4.7.2$Linux_X86_64 LibreOffice_project/40$Build-2</meta:generator>
  </office:meta>
</office:document-meta>
</file>